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ReferenceTests.typeReferenceInRoo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ypeReferenceTests.primitivesAndPrimitive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TypeReferenceTests.nameOf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ypeReferenceTests.arraysHaveSuitableReflectionTargetName( TypeReference typeReference , String expect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ReferenceTests.nameOfNested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ypeReferenceTests.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ypeReferenceTests.typeReferenceWithInvalidClassName( String invalid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ypeReferenceTests.primitivesAreHandledProperly( TypeReference typeReference , String expect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